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cumentParser.startElement( QName element , XML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startEntity( String name , String publicId , String systemI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textDecl( String version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ignorableWhitespace(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doctypeDecl( String rootElement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endElement( QNam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comment(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characters(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XMLDocumentParser( SymbolTable symbolTable , 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xmlDecl( String version , String encoding , String standal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processingInstruction( String target , XML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Parser.XMLDocumen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